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5.503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5.503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16.51cm" fo:margin-left="0cm" table:align="left" style:writing-mode="lr-tb"/>
    </style:style>
    <style:style style:name="Table3.A" style:family="table-column">
      <style:table-column-properties style:column-width="5.503cm"/>
    </style:style>
    <style:style style:name="Table3.A1" style:family="table-cell">
      <style:table-cell-properties style:vertical-align="top" fo:padding="0.176cm" fo:border="1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5.503cm"/>
    </style:style>
    <style:style style:name="Table4.A1" style:family="table-cell">
      <style:table-cell-properties style:vertical-align="top" fo:padding="0.176cm" fo:border="1pt solid #000000"/>
    </style:style>
    <style:style style:name="Table5" style:family="table">
      <style:table-properties style:width="16.51cm" fo:margin-left="0cm" table:align="left" style:writing-mode="lr-tb"/>
    </style:style>
    <style:style style:name="Table5.A" style:family="table-column">
      <style:table-column-properties style:column-width="5.503cm"/>
    </style:style>
    <style:style style:name="Table5.A1" style:family="table-cell">
      <style:table-cell-properties style:vertical-align="top" fo:padding="0.176cm" fo:border="1pt solid #000000"/>
    </style:style>
    <style:style style:name="P1" style:family="paragraph" style:parent-style-name="Title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ubtitle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Heading_20_1">
      <style:paragraph-properties fo:margin-top="0cm" fo:margin-bottom="0cm" loext:contextual-spacing="false" fo:line-height="115%" fo:break-before="auto" fo:break-after="auto" style:writing-mode="lr-tb"/>
    </style:style>
    <style:style style:name="P11" style:family="paragraph" style:parent-style-name="Heading_20_1">
      <style:paragraph-properties fo:line-height="115%" fo:break-before="auto" fo:break-after="auto" style:writing-mode="lr-tb"/>
    </style:style>
    <style:style style:name="P12" style:family="paragraph" style:parent-style-name="Heading_20_2">
      <style:paragraph-properties fo:line-height="115%" fo:break-before="auto" fo:break-after="auto" style:writing-mode="lr-tb"/>
    </style:style>
    <style:style style:name="P13" style:family="paragraph" style:parent-style-name="Heading_20_3">
      <style:paragraph-properties fo:line-height="115%" fo:break-before="auto" fo:break-after="auto" style:writing-mode="lr-tb"/>
    </style:style>
    <style:style style:name="P14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e5c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officeooo:rsid="000dded9"/>
    </style:style>
    <style:style style:name="T4" style:family="text">
      <style:text-properties officeooo:rsid="000e5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h.50o6iailbree"/></text:p>
      <text:p text:style-name="P1"><text:bookmark text:name="h.uzemqd927pw5"/>Testovacie scená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15/2016</text:p>
      <text:p text:style-name="P2"/>
      <text:p text:style-name="P2">Roman Brojo</text:p>
      <text:p text:style-name="P2">Juraj Koštík</text:p>
      <text:p text:style-name="P2">Juraj Mašlej</text:p>
      <text:p text:style-name="P2">Kristína Miklošová</text:p>
      <text:p text:style-name="P3"><text:bookmark text:name="h.g664lsmolv9"/><text:soft-page-break/>Obsah</text:p>
      <text:list xml:id="list3341048107982736175" text:style-name="LS1">
        <text:list-item>
          <text:p text:style-name="P8">Úvod</text:p>
        </text:list-item>
        <text:list-item>
          <text:p text:style-name="P8">Testovacie scenáre</text:p>
        </text:list-item>
      </text:list>
      <text:p text:style-name="P2">2.1.<text:tab/>Štandar<text:span text:style-name="T4">d</text:span>ná interakcia</text:p>
      <text:p text:style-name="P2">2.1.1.<text:tab/>Registrácia užívateľa</text:p>
      <text:p text:style-name="P2">2.1.2. <text:tab/>Prihlásenie registrovaného užívateľa</text:p>
      <text:p text:style-name="P2">2.1.3. <text:tab/>Odhlásenie prihláseného užívateľa</text:p>
      <text:p text:style-name="P2">2.1.4. <text:tab/>Interakcia s mapou</text:p>
      <text:p text:style-name="P2">2.1.5. <text:tab/>Úprava profilu prihláseného užívateľ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10"><text:bookmark text:name="h.of5j36idilc1"/><text:soft-page-break/>Úvod</text:h>
      <text:p text:style-name="P4">Tento dokument obsahuje testovacie scenáre pre testovanie funkčnosti celého systému. Testy budú vykonané a vyhodnotené po dokončení prvej verzie.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0"><text:bookmark text:name="h.wp86zze5hvga"/><text:soft-page-break/>2.<text:tab/>Testovacie scenáre</text:h>
      <text:h text:style-name="P12" text:outline-level="10"><text:bookmark text:name="h.as6ktg6avqgs"/>2.1.<text:tab/>Štandar<text:span text:style-name="T3">d</text:span>ná interakcia</text:h>
      <text:h text:style-name="P13" text:outline-level="10"><text:bookmark text:name="h.arvs4r5nt9no"/>2.1.1.<text:tab/>Registrácia nového užívateľa</text:h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Vstup</text:p>
          </table:table-cell>
          <table:table-cell table:style-name="Table1.A1" office:value-type="string">
            <text:p text:style-name="P7">Výstup</text:p>
          </table:table-cell>
          <table:table-cell table:style-name="Table1.A1" office:value-type="string">
            <text:p text:style-name="P7">Úspešnosť</text:p>
          </table:table-cell>
        </table:table-row>
        <table:table-row>
          <table:table-cell table:style-name="Table1.A1" office:value-type="string">
            <text:p text:style-name="P6"><text:span text:style-name="T1">Admin pošle zo svojho rozhrania poz</text:span><text:span text:style-name="T2">ý</text:span><text:span text:style-name="T1">vací email novém</text:span><text:span text:style-name="T2">u</text:span><text:span text:style-name="T1"> užívateľovi.</text:span></text:p>
          </table:table-cell>
          <table:table-cell table:style-name="Table1.A1" office:value-type="string">
            <text:p text:style-name="P6"><text:span text:style-name="T1">Užíva</text:span><text:span text:style-name="T2">t</text:span><text:span text:style-name="T1">eľ dostal poz</text:span><text:span text:style-name="T2">ý</text:span><text:span text:style-name="T1">vací mail.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6"><text:span text:style-name="T1">Užívateľ klikne na link vo svojej pozývacej správe</text:span></text:p>
          </table:table-cell>
          <table:table-cell table:style-name="Table1.A1" office:value-type="string">
            <text:p text:style-name="P6"><text:span text:style-name="T1">Registračný formulár pre nového užívateľa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6"><text:span text:style-name="T1">Užívateľ správne vyplní registračný formulár a potvrdí údaje</text:span></text:p>
          </table:table-cell>
          <table:table-cell table:style-name="Table1.A1" office:value-type="string">
            <text:p text:style-name="P6"><text:span text:style-name="T1">Vznik nového užívateľa v systéme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6"><text:span text:style-name="T1">Užívateľ nesprávne vyplní formulár</text:span></text:p>
          </table:table-cell>
          <table:table-cell table:style-name="Table1.A1" office:value-type="string">
            <text:p text:style-name="P6"><text:span text:style-name="T1">Zobrazí sa upozornenie o nesprávnom vyplnení formulára</text:span></text:p>
          </table:table-cell>
          <table:table-cell table:style-name="Table1.A1" office:value-type="string">
            <text:p text:style-name="P7"/>
          </table:table-cell>
        </table:table-row>
      </table:table>
      <text:p text:style-name="P2"/>
      <text:h text:style-name="P13" text:outline-level="10"><text:bookmark text:name="h.pyfzg5s0vlo"/>2.1.2. Prihlásenie registrovaného užívateľa</text:h>
      <text:p text:style-name="P2">Situácia: Užívateľ je nepri<text:span text:style-name="T4">h</text:span>lásený. Má k dispozícii sp<text:span text:style-name="T4">r</text:span>ávne prihlasovacie údaje a je na stránke prihlasovania.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Vstup</text:p>
          </table:table-cell>
          <table:table-cell table:style-name="Table2.A1" office:value-type="string">
            <text:p text:style-name="P7">Výstup</text:p>
          </table:table-cell>
          <table:table-cell table:style-name="Table2.A1" office:value-type="string">
            <text:p text:style-name="P7">Úspešnosť</text:p>
          </table:table-cell>
        </table:table-row>
        <table:table-row>
          <table:table-cell table:style-name="Table2.A1" office:value-type="string">
            <text:p text:style-name="P6"><text:span text:style-name="T1">Správne vyplnenie prihlasovacieho formulára s validným prihl. menom a k nemu prislúchajúcim heslom.</text:span></text:p>
            <text:p text:style-name="P6"><text:span text:style-name="T1">Kliknutie na tlačidlo “Prihlás ma”</text:span></text:p>
          </table:table-cell>
          <table:table-cell table:style-name="Table2.A1" office:value-type="string">
            <text:p text:style-name="P6"><text:span text:style-name="T1">Úspešné prihlásenie do systému. Zobrazenie hlavnej stránky.</text:span>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6"><text:span text:style-name="T1">Vyplnenie prihlasovacieho formulára nesprávnymi údajmi, bu</text:span><text:span text:style-name="T2">ď</text:span><text:span text:style-name="T1"> neexistujúcim prihlas. menom, alebo nesprávnym heslom.</text:span></text:p>
          </table:table-cell>
          <table:table-cell table:style-name="Table2.A1" office:value-type="string">
            <text:p text:style-name="P6"><text:span text:style-name="T1">Zobra</text:span><text:span text:style-name="T2">z</text:span><text:span text:style-name="T1">enie upozornenia o zlých údajoch. Návrat na prihlasovací formulár.</text:span></text:p>
          </table:table-cell>
          <table:table-cell table:style-name="Table2.A1" office:value-type="string">
            <text:p text:style-name="P7"/>
          </table:table-cell>
        </table:table-row>
      </table:table>
      <text:p text:style-name="P2"/>
      <text:h text:style-name="P13" text:outline-level="10"><text:bookmark text:name="h.d87lqt5lpnhr"/><text:soft-page-break/>2.1.3. Odhlásenie prihláseného užívateľa</text:h>
      <text:p text:style-name="P2">Situácia: Užívateľ je pri<text:span text:style-name="T4">h</text:span>lásený. 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Vstup</text:p>
          </table:table-cell>
          <table:table-cell table:style-name="Table3.A1" office:value-type="string">
            <text:p text:style-name="P7">Výstup</text:p>
          </table:table-cell>
          <table:table-cell table:style-name="Table3.A1" office:value-type="string">
            <text:p text:style-name="P7">Úspešnosť</text:p>
          </table:table-cell>
        </table:table-row>
        <table:table-row>
          <table:table-cell table:style-name="Table3.A1" office:value-type="string">
            <text:p text:style-name="P6"><text:span text:style-name="T1">Kedykoľvek počas používania aplikácie, kliknutie na tlačidlo “Odhlásiť”</text:span></text:p>
          </table:table-cell>
          <table:table-cell table:style-name="Table3.A1" office:value-type="string">
            <text:p text:style-name="P6"><text:span text:style-name="T1">Úspešné odhlásenie zo systému. Zobrazenie prihlasovacej stránky.</text:span></text:p>
          </table:table-cell>
          <table:table-cell table:style-name="Table3.A1" office:value-type="string">
            <text:p text:style-name="P7"/>
          </table:table-cell>
        </table:table-row>
      </table:table>
      <text:p text:style-name="P2"/>
      <text:h text:style-name="P13" text:outline-level="10"><text:bookmark text:name="h.7yj5jhrrxxxs"/>2.1.4. Interakcia s mapou</text:h>
      <text:p text:style-name="P2">Situácia: Užívateľ je pri<text:span text:style-name="T4">h</text:span>lásený. Zobrazuje sa interaktívna mapa.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Vstup</text:p>
          </table:table-cell>
          <table:table-cell table:style-name="Table4.A1" office:value-type="string">
            <text:p text:style-name="P7">Výstup</text:p>
          </table:table-cell>
          <table:table-cell table:style-name="Table4.A1" office:value-type="string">
            <text:p text:style-name="P7">Úspešnosť</text:p>
          </table:table-cell>
        </table:table-row>
        <table:table-row>
          <table:table-cell table:style-name="Table4.A1" office:value-type="string">
            <text:p text:style-name="P6"><text:span text:style-name="T1">Pomocou klikania a ťahania v mape posúvať mapový podklad.</text:span></text:p>
          </table:table-cell>
          <table:table-cell table:style-name="Table4.A1" office:value-type="string">
            <text:p text:style-name="P6"><text:span text:style-name="T1">Úspešné a plynulé posunutie mapového podlkadu v požadovanom smere.</text:span>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6"><text:span text:style-name="T1">Kurzor je nad mapovým prvkom. Otáčanie kolečka myši za účelom zoomovania mapy.</text:span></text:p>
          </table:table-cell>
          <table:table-cell table:style-name="Table4.A1" office:value-type="string">
            <text:p text:style-name="P6"><text:span text:style-name="T1">Mapa sa zoomuje v požadovanom smere.</text:span>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6"><text:span text:style-name="T1">Kliknutie pravým tlačid</text:span><text:span text:style-name="T2">l</text:span><text:span text:style-name="T1">om myši do mapy.</text:span></text:p>
          </table:table-cell>
          <table:table-cell table:style-name="Table4.A1" office:value-type="string">
            <text:p text:style-name="P6"><text:span text:style-name="T1">Zobrazenie mapového menu.</text:span>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6"><text:span text:style-name="T1">Prezeranie mapy za účelom vyhľadania zápisov.</text:span></text:p>
          </table:table-cell>
          <table:table-cell table:style-name="Table4.A1" office:value-type="string">
            <text:p text:style-name="P6"><text:span text:style-name="T1">Zobrazenie už pridaných zápisov v mape.</text:span>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6"><text:span text:style-name="T1">Kliknutie na ikonu zápisu niekde na mape.</text:span></text:p>
          </table:table-cell>
          <table:table-cell table:style-name="Table4.A1" office:value-type="string">
            <text:p text:style-name="P6"><text:span text:style-name="T1">Zobrazenie stránky konkrétneho zápisu na ktorý sa kliklo.</text:span></text:p>
          </table:table-cell>
          <table:table-cell table:style-name="Table4.A1" office:value-type="string">
            <text:p text:style-name="P7"/>
          </table:table-cell>
        </table:table-row>
      </table:table>
      <text:p text:style-name="P2"/>
      <text:h text:style-name="P13" text:outline-level="10"><text:bookmark text:name="h.ni5fuv9f13hh"/>2.1.5. <text:span text:style-name="T4">Ú</text:span>prava profilu prihláseného užívateľa</text:h>
      <text:p text:style-name="P2">Situácia: Užívateľ je pri<text:span text:style-name="T4">h</text:span>lásený. Zobrazený formulár pre úpravu profilu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Vstup</text:p>
          </table:table-cell>
          <table:table-cell table:style-name="Table5.A1" office:value-type="string">
            <text:p text:style-name="P7">Výstup</text:p>
          </table:table-cell>
          <table:table-cell table:style-name="Table5.A1" office:value-type="string">
            <text:p text:style-name="P7">Úspešnosť</text:p>
          </table:table-cell>
        </table:table-row>
        <table:table-row>
          <table:table-cell table:style-name="Table5.A1" office:value-type="string">
            <text:p text:style-name="P6"><text:span text:style-name="T1">Korektné vyplnenie formulára na zmenu konkrétnej položky.</text:span></text:p>
          </table:table-cell>
          <table:table-cell table:style-name="Table5.A1" office:value-type="string">
            <text:p text:style-name="P6"><text:span text:style-name="T1">Zobrazenie potvrdenia o úspešnej zmene údajov.</text:span></text:p>
            <text:p text:style-name="P6"><text:span text:style-name="T1">Korektná zmena údajov v databáze.</text:span></text:p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1" office:value-type="string">
            <text:p text:style-name="P6"><text:span text:style-name="T1">Vyplnenie políčok meno ale</text:span><text:span text:style-name="T2">b</text:span><text:span text:style-name="T1">o email údajmi, ktoré už sú v databáze.</text:span></text:p>
          </table:table-cell>
          <table:table-cell table:style-name="Table5.A1" office:value-type="string">
            <text:p text:style-name="P6"><text:span text:style-name="T1">Zobrazenie upozornenia o už pou</text:span><text:span text:style-name="T2">ži</text:span><text:span text:style-name="T1">tých údajoch. Zmena sa nevykoná.</text:span></text:p>
          </table:table-cell>
          <table:table-cell table:style-name="Table5.A1" office:value-type="string">
            <text:p text:style-name="P7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title/>
    <meta:initial-creator/>
    <meta:editing-cycles>3</meta:editing-cycles>
    <dc:date>2015-11-24T10:58:42.844000000</dc:date>
    <meta:editing-duration>PT2M29S</meta:editing-duration>
    <meta:document-statistic meta:table-count="5" meta:image-count="0" meta:object-count="0" meta:page-count="6" meta:paragraph-count="74" meta:word-count="359" meta:character-count="2717" meta:non-whitespace-character-count="2427"/>
  </office:meta>
</office:document-meta>
</file>